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f51" officeooo:paragraph-rsid="0013df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u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6:24:16.474396518</meta:creation-date>
    <dc:date>2023-03-13T16:24:39.235305647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3.6.2$Linux_X86_64 LibreOffice_project/30$Build-2</meta:generator>
  </office:meta>
</office:document-meta>
</file>